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50000021A6517A8590B54C2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288cm" fo:min-width="0.53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288cm" fo:min-width="0.67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288cm" fo:min-width="0.88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aecf00" draw:marker-start-width="0.5cm" draw:marker-end-width="0.5cm" draw:fill="none" draw:textarea-horizontal-align="justify" draw:textarea-vertical-align="middle" draw:auto-grow-height="false" fo:min-height="0.358cm" fo:min-width="2.44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358cm" fo:min-width="2.79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358cm" fo:min-width="2.08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3.502cm" svg:x="1.137cm" svg:y="8.116cm">
          <draw:image xlink:href="Pictures/10000201000002F50000021A6517A8590B54C220.png" xlink:type="simple" xlink:show="embed" xlink:actuate="onLoad">
            <text:p/>
          </draw:image>
        </draw:frame>
        <draw:custom-shape draw:style-name="gr2" draw:text-style-name="P2" draw:layer="layout" svg:width="1.6cm" svg:height="0.9cm" svg:x="1.5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cm" svg:height="0.9cm" svg:x="1.4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1cm" svg:height="0.9cm" svg:x="1.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cm" svg:height="1cm" svg:x="15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799cm" svg:height="1cm" svg:x="1.601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798cm" svg:height="1cm" svg:x="1.602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cm" svg:height="1cm" svg:x="15.3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cm" svg:height="1cm" svg:x="15.302cm" svg:y="1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cm" svg:height="1cm" svg:x="15.303cm" svg:y="17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3cm" svg:height="1cm" svg:x="15.304cm" svg:y="2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21:47.453000000</meta:creation-date>
    <dc:date>2016-12-09T12:46:12.567000000</dc:date>
    <meta:editing-duration>PT15M28S</meta:editing-duration>
    <meta:editing-cycles>2</meta:editing-cycles>
    <meta:generator>LibreOffice/5.1.6.2$Windows_X86_64 LibreOffice_project/07ac168c60a517dba0f0d7bc7540f5afa45f0909</meta:generator>
    <meta:document-statistic meta:object-count="11"/>
  </office:meta>
</office:document-meta>
</file>